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Send to Martin and Mel: <text:a xlink:href="https://jobs.exeter.ac.uk/hrpr_webrecruitment/wrd/run/ETREC107GF.open?VACANCY_ID=464814FdpE&amp;WVID=3817591jNg&amp;LANG=USA" xlink:type="simple">https://jobs.exeter.ac.uk/hrpr_webrecruitment/wrd/run/ETREC107GF.open?VACANCY_ID=464814FdpE&amp;WVID=3817591jNg&amp;LANG=USA</text:a></text:p>
          </table:table-cell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ee checklist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TASH codes</text:p>
          </table:table-cell>
          <table:covered-table-cell table:number-columns-repeated="6" table:style-name="ce4"/>
          <table:table-cell table:style-name="ce15" office:value-type="string" calcext:value-type="string">
            <text:p>Join Union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office:value-type="string" calcext:value-type="string">
            <text:p>Maverick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Check with Rich about the 22<text:span text:style-name="T1">nd</text:span>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FireMIP benchmarking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Book railtickets 22/23</text:p>
          </table:table-cell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office:value-type="string" calcext:value-type="string">
            <text:p>Read Elenours proposal</text:p>
          </table:table-cell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3:41:25.194020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9-12T13:54:13.963228057</dc:date>
    <meta:editing-duration>P75DT16H29S</meta:editing-duration>
    <meta:editing-cycles>136</meta:editing-cycles>
    <meta:generator>LibreOffice/4.3.7.2$Linux_X86_64 LibreOffice_project/430$Build-2</meta:generator>
    <meta:document-statistic meta:table-count="2" meta:cell-count="40" meta:object-count="0"/>
  </office:meta>
</office:document-meta>
</file>